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4228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.44" calcext:value-type="float">
            <text:p>1.44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07 kWh</text:p>
          </table:table-cell>
          <table:table-cell office:value-type="float" office:value="551.92" calcext:value-type="float">
            <text:p>551.92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3.45" calcext:value-type="float">
            <text:p>3.4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91.52" calcext:value-type="float">
            <text:p>-291.52</text:p>
          </table:table-cell>
          <table:table-cell office:value-type="string" calcext:value-type="string">
            <text:p>T-0</text:p>
          </table:table-cell>
          <table:table-cell office:value-type="float" office:value="349.76" calcext:value-type="float">
            <text:p>34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33 kWh</text:p>
          </table:table-cell>
          <table:table-cell office:value-type="float" office:value="750.57" calcext:value-type="float">
            <text:p>750.57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4.38" calcext:value-type="float">
            <text:p>4.38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96.43" calcext:value-type="float">
            <text:p>-396.43</text:p>
          </table:table-cell>
          <table:table-cell office:value-type="string" calcext:value-type="string">
            <text:p>T-0</text:p>
          </table:table-cell>
          <table:table-cell office:value-type="float" office:value="442.67" calcext:value-type="float">
            <text:p>442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39 kWh</text:p>
          </table:table-cell>
          <table:table-cell office:value-type="float" office:value="793.59" calcext:value-type="float">
            <text:p>793.59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4.58" calcext:value-type="float">
            <text:p>4.5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19.16" calcext:value-type="float">
            <text:p>-419.16</text:p>
          </table:table-cell>
          <table:table-cell office:value-type="string" calcext:value-type="string">
            <text:p>T-0</text:p>
          </table:table-cell>
          <table:table-cell office:value-type="float" office:value="462.82" calcext:value-type="float">
            <text:p>462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22 kWh</text:p>
          </table:table-cell>
          <table:table-cell office:value-type="float" office:value="660.09" calcext:value-type="float">
            <text:p>660.09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3.95" calcext:value-type="float">
            <text:p>3.95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48.66" calcext:value-type="float">
            <text:p>-348.66</text:p>
          </table:table-cell>
          <table:table-cell office:value-type="string" calcext:value-type="string">
            <text:p>T-0</text:p>
          </table:table-cell>
          <table:table-cell office:value-type="float" office:value="398.84" calcext:value-type="float">
            <text:p>398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.3" calcext:value-type="float">
            <text:p>2.3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42 kWh</text:p>
          </table:table-cell>
          <table:table-cell office:value-type="float" office:value="809.86" calcext:value-type="float">
            <text:p>809.86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4.65" calcext:value-type="float">
            <text:p>4.65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27.75" calcext:value-type="float">
            <text:p>-427.75</text:p>
          </table:table-cell>
          <table:table-cell office:value-type="string" calcext:value-type="string">
            <text:p>T-0</text:p>
          </table:table-cell>
          <table:table-cell office:value-type="float" office:value="472.19" calcext:value-type="float">
            <text:p>472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17 kWh</text:p>
          </table:table-cell>
          <table:table-cell office:value-type="float" office:value="616.76" calcext:value-type="float">
            <text:p>616.76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3.74" calcext:value-type="float">
            <text:p>3.74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25.76" calcext:value-type="float">
            <text:p>-325.76</text:p>
          </table:table-cell>
          <table:table-cell office:value-type="string" calcext:value-type="string">
            <text:p>T-0</text:p>
          </table:table-cell>
          <table:table-cell office:value-type="float" office:value="377.53" calcext:value-type="float">
            <text:p>377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4.78" calcext:value-type="float">
            <text:p>4.78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7 kWh</text:p>
          </table:table-cell>
          <table:table-cell office:value-type="float" office:value="689.95" calcext:value-type="float">
            <text:p>689.95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4.08" calcext:value-type="float">
            <text:p>4.08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64.42" calcext:value-type="float">
            <text:p>-364.42</text:p>
          </table:table-cell>
          <table:table-cell office:value-type="string" calcext:value-type="string">
            <text:p>T-0</text:p>
          </table:table-cell>
          <table:table-cell office:value-type="float" office:value="416.84" calcext:value-type="float">
            <text:p>416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.18" calcext:value-type="float">
            <text:p>2.18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65 kWh</text:p>
          </table:table-cell>
          <table:table-cell office:value-type="float" office:value="966.69" calcext:value-type="float">
            <text:p>966.69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3.12" calcext:value-type="float">
            <text:p>1143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34 kWh</text:p>
          </table:table-cell>
          <table:table-cell office:value-type="float" office:value="729.25" calcext:value-type="float">
            <text:p>729.25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4.26" calcext:value-type="float">
            <text:p>4.26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84.82" calcext:value-type="float">
            <text:p>-384.82</text:p>
          </table:table-cell>
          <table:table-cell office:value-type="string" calcext:value-type="string">
            <text:p>T-0</text:p>
          </table:table-cell>
          <table:table-cell office:value-type="float" office:value="430.46" calcext:value-type="float">
            <text:p>430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.53" calcext:value-type="float">
            <text:p>2.53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34 kWh</text:p>
          </table:table-cell>
          <table:table-cell office:value-type="float" office:value="717.96" calcext:value-type="float">
            <text:p>717.96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4.21" calcext:value-type="float">
            <text:p>4.2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78.49" calcext:value-type="float">
            <text:p>-378.49</text:p>
          </table:table-cell>
          <table:table-cell office:value-type="string" calcext:value-type="string">
            <text:p>T-0</text:p>
          </table:table-cell>
          <table:table-cell office:value-type="float" office:value="427.66" calcext:value-type="float">
            <text:p>427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" calcext:value-type="float">
            <text:p>2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62 kWh</text:p>
          </table:table-cell>
          <table:table-cell office:value-type="float" office:value="913.73" calcext:value-type="float">
            <text:p>913.73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0.76" calcext:value-type="float">
            <text:p>10.7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88.28" calcext:value-type="float">
            <text:p>1088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5.84" calcext:value-type="float">
            <text:p>5.84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51 kWh</text:p>
          </table:table-cell>
          <table:table-cell office:value-type="float" office:value="834.84" calcext:value-type="float">
            <text:p>834.84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5.32" calcext:value-type="float">
            <text:p>5.3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40.32" calcext:value-type="float">
            <text:p>-440.32</text:p>
          </table:table-cell>
          <table:table-cell office:value-type="string" calcext:value-type="string">
            <text:p>T-0</text:p>
          </table:table-cell>
          <table:table-cell office:value-type="float" office:value="543.15" calcext:value-type="float">
            <text:p>543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2:10:17.690000000</meta:creation-date>
    <dc:date>2018-03-27T22:12:58.707000000</dc:date>
    <meta:editing-duration>PT2M41S</meta:editing-duration>
    <meta:editing-cycles>1</meta:editing-cycles>
    <meta:document-statistic meta:table-count="1" meta:cell-count="170" meta:object-count="0"/>
    <meta:generator>LibreOffice/5.3.4.2$Windows_x86 LibreOffice_project/f82d347ccc0be322489bf7da61d7e4ad13fe2ff3</meta:generator>
  </office:meta>
</office:document-meta>
</file>